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5bb0175"/>
    </style:style>
    <style:style style:name="P4" style:family="paragraph" style:parent-style-name="Heading_20_2">
      <style:text-properties officeooo:rsid="05735d0c" officeooo:paragraph-rsid="05a28d3e"/>
    </style:style>
    <style:style style:name="P5" style:family="paragraph" style:parent-style-name="Heading_20_2">
      <style:text-properties officeooo:rsid="05735d0c" officeooo:paragraph-rsid="05d45dba"/>
    </style:style>
    <style:style style:name="P6" style:family="paragraph" style:parent-style-name="Text_20_body">
      <style:text-properties officeooo:rsid="05d45d1b" officeooo:paragraph-rsid="05d45d1b"/>
    </style:style>
    <style:style style:name="P7" style:family="paragraph" style:parent-style-name="Text_20_body">
      <style:text-properties officeooo:rsid="05d7049a" officeooo:paragraph-rsid="05d7049a"/>
    </style:style>
    <style:style style:name="P8" style:family="paragraph" style:parent-style-name="Text_20_body">
      <style:text-properties officeooo:rsid="05d80ef2" officeooo:paragraph-rsid="05d80ef2"/>
    </style:style>
    <style:style style:name="P9" style:family="paragraph" style:parent-style-name="Text_20_body">
      <style:text-properties officeooo:rsid="05be395e" officeooo:paragraph-rsid="05ddbf9e"/>
    </style:style>
    <style:style style:name="P10" style:family="paragraph" style:parent-style-name="Text_20_body">
      <style:paragraph-properties fo:line-height="100%"/>
      <style:text-properties officeooo:rsid="04af6545" officeooo:paragraph-rsid="05da9cad"/>
    </style:style>
    <style:style style:name="P11" style:family="paragraph" style:parent-style-name="Text_20_body">
      <style:text-properties officeooo:rsid="05db0cb0" officeooo:paragraph-rsid="05db0cb0"/>
    </style:style>
    <style:style style:name="P12" style:family="paragraph" style:parent-style-name="Text_20_body">
      <style:paragraph-properties fo:text-align="end" style:justify-single-word="false" style:writing-mode="rl-tb"/>
      <style:text-properties officeooo:paragraph-rsid="05ddbf9e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5be395e" officeooo:paragraph-rsid="05ddbf9e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596ca4a" officeooo:paragraph-rsid="05edf9e3"/>
    </style:style>
    <style:style style:name="P15" style:family="paragraph" style:parent-style-name="Text_20_body">
      <style:paragraph-properties fo:text-align="start" style:justify-single-word="false" style:writing-mode="lr-tb"/>
      <style:text-properties officeooo:rsid="0596ca4a" officeooo:paragraph-rsid="05ddbf9e"/>
    </style:style>
    <style:style style:name="P16" style:family="paragraph" style:parent-style-name="Text_20_body">
      <style:paragraph-properties fo:text-align="start" style:justify-single-word="false" style:writing-mode="lr-tb"/>
      <style:text-properties fo:font-style="italic" officeooo:rsid="05be395e" officeooo:paragraph-rsid="05edf9e3" style:font-style-asian="italic" style:font-style-complex="italic"/>
    </style:style>
    <style:style style:name="P17" style:family="paragraph" style:parent-style-name="Text_20_body">
      <style:paragraph-properties fo:break-before="page"/>
      <style:text-properties officeooo:rsid="05d80ef2" officeooo:paragraph-rsid="05d80ef2"/>
    </style:style>
    <style:style style:name="P18" style:family="paragraph" style:parent-style-name="Text_20_body">
      <style:paragraph-properties fo:text-align="end" style:justify-single-word="false" style:writing-mode="rl-tb"/>
      <style:text-properties officeooo:rsid="05e459a1" officeooo:paragraph-rsid="05edf9e3"/>
    </style:style>
    <style:style style:name="P19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a9c9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5db0cb0" style:font-weight-asian="bold" style:font-weight-complex="bold"/>
    </style:style>
    <style:style style:name="T4" style:family="text">
      <style:text-properties officeooo:rsid="05be395e"/>
    </style:style>
    <style:style style:name="T5" style:family="text">
      <style:text-properties officeooo:rsid="0596ca4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5d45dba"/>
    </style:style>
    <style:style style:name="T8" style:family="text">
      <style:text-properties fo:font-size="8pt" fo:font-weight="normal" style:font-size-asian="8pt" style:font-weight-asian="normal" style:font-size-complex="8pt" style:font-weight-complex="normal"/>
    </style:style>
    <style:style style:name="T9" style:family="text">
      <style:text-properties officeooo:rsid="05d9040b"/>
    </style:style>
    <style:style style:name="T10" style:family="text">
      <style:text-properties officeooo:rsid="05db0cb0"/>
    </style:style>
    <style:style style:name="T11" style:family="text">
      <style:text-properties officeooo:rsid="05dcca60"/>
    </style:style>
    <style:style style:name="T12" style:family="text">
      <style:text-properties officeooo:rsid="05ddbf9e"/>
    </style:style>
    <style:style style:name="T13" style:family="text">
      <style:text-properties officeooo:rsid="05df579c"/>
    </style:style>
    <style:style style:name="T14" style:family="text">
      <style:text-properties officeooo:rsid="05e339e8"/>
    </style:style>
    <style:style style:name="T15" style:family="text">
      <style:text-properties officeooo:rsid="05e459a1"/>
    </style:style>
    <style:style style:name="T16" style:family="text">
      <style:text-properties officeooo:rsid="05e60424"/>
    </style:style>
    <style:style style:name="T17" style:family="text">
      <style:text-properties officeooo:rsid="05e81ee2"/>
    </style:style>
    <style:style style:name="T18" style:family="text">
      <style:text-properties officeooo:rsid="05ed6dcb"/>
    </style:style>
    <style:style style:name="T19" style:family="text">
      <style:text-properties officeooo:rsid="05eda19f"/>
    </style:style>
    <style:style style:name="T20" style:family="text">
      <style:text-properties officeooo:rsid="05edf9e3"/>
    </style:style>
    <style:style style:name="T21" style:family="text">
      <style:text-properties officeooo:rsid="05eed58a"/>
    </style:style>
    <style:style style:name="T22" style:family="text">
      <style:text-properties officeooo:rsid="05f267b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מטלה <text:span text:style-name="T22">9</text:span> - חלוקת שכר-דירה והאלגוריתם ההונגרי</text:h>
      <text:p text:style-name="P10">יש לענות על שאלה אחת לבחירתכם. הגשה בזוגות, עד תחילת ההרצאה הבאה.</text:p>
      <text:p text:style-name="P4">שאלה <text:span text:style-name="T1">1: שידוך מקסימלי וכיסוי מינימלי</text:span></text:p>
      <text:p text:style-name="P6">בהרצאה הזכרנו את המשפט האומר שבגרף דו-צדדי, גודל השידוך המקסימלי שווה לגודל הכיסוי המינימלי. <text:s/>המשפט הזה נקרא <text:span text:style-name="T2">משפט קניג.</text:span><text:span text:style-name="T6"> <text:s/>ההוכחה שלו נותנת גם אלגוריתם שבעזרתו ניתן לבנות, מכל שידוך מקסימלי, את הכיסוי המינימלי. קיראו את ההוכחה כאן:</text:span></text:p>
      <text:p text:style-name="P6"><text:span text:style-name="T6"><text:s/></text:span><text:a xlink:type="simple" xlink:href="https://en.wikipedia.org/wiki/Kőnig%27s_theorem_(graph_theory)#Proof" text:style-name="Internet_20_link" text:visited-style-name="Visited_20_Internet_20_Link"><text:span text:style-name="T8">https://en.wikipedia.org/wiki/K%C5%91nig%27s_theorem_(graph_theory)#Proof</text:span></text:a></text:p>
      <text:p text:style-name="P6">תארו במילים שלכם את האלגוריתם ותנו דוגמת הרצה.</text:p>
      <text:p text:style-name="P6"/>
      <text:p text:style-name="P5">שאלה <text:span text:style-name="T7">2: חלוקת שכר-דירה אגליטרית</text:span></text:p>
      <text:p text:style-name="P7">בכל השמה של דיירים לחדרים, ישנן דרכים רבות לקבוע את מחירי החדרים. בכל וקטור מחירים, התועלת של כל דייר היא ערך החדר שקיבל עבורו פחות מחיר החדר. <text:s/>בכל וקטור מחירים, יש דייר אחד (או יותר) שהתועלת שלו הכי קטנה. <text:s/>החלוקה ה<text:span text:style-name="T2">אגליטרית </text:span>(egalitarian) היא החלוקה שבה התועלת הקטנה ביותר היא גדולה יותר <text:span text:style-name="T10">מכל שאר החלוקות</text:span>.<text:span text:style-name="T10"> החלוקה </text:span><text:span text:style-name="T3">האגליטרית ללא קנאה</text:span><text:span text:style-name="T10"> היא החלוקה שבה התועלת הקטנה ביותר היא גדולה יותר מכל שאר החלוקות ללא קנאה.</text:span></text:p>
      <text:p text:style-name="P8">א. <text:span text:style-name="T10">תנו דוגמה </text:span>עם שלושה חדרים ושלושה דיירים, שבו בחלוקה האגליטרית יש קנאה.<text:span text:style-name="T10"> </text:span></text:p>
      <text:p text:style-name="P11">ב. מיצאו את החלוקה האגליטרית-ללא-קנאה בדוגמה זו.</text:p>
      <text:p text:style-name="P8"><text:span text:style-name="T11">ג</text:span>. האם<text:span text:style-name="T10"> מצב </text:span>כזה אפשרי גם עם שני חדרים ושני דיירים?</text:p>
      <text:p text:style-name="P8"/>
      <text:p text:style-name="P17"/>
      <text:p text:style-name="P3">שאלה <text:span text:style-name="T9">3: תיכנות אלגוריתם</text:span></text:p>
      <text:p text:style-name="P9">רוצים לחלק <text:span text:style-name="T16">n </text:span>חדרים <text:span text:style-name="T16">ל-n </text:span>דיירים<text:span text:style-name="T21">. </text:span><text:s/>כל דייר<text:span text:style-name="T5"> מיוצג ע"י המחלקה הבאה:</text:span></text:p>
      <text:p text:style-name="P15">class Agent {</text:p>
      <text:p text:style-name="P15"><text:span text:style-name="T13"><text:tab/>int bestRoom</text:span>(<text:span text:style-name="T17">int[] prices</text:span>); <text:s/></text:p>
      <text:p text:style-name="P15"><text:s text:c="5"/>// INPUT: <text:s text:c="2"/><text:span text:style-name="T12">the prices of the n rooms, in shekels.</text:span></text:p>
      <text:p text:style-name="P15"><text:s text:c="5"/>// OUTPUT: <text:s/><text:span text:style-name="T12">the index of a room that the agent most prefers in these prices. Index is between 0 and n-1.</text:span></text:p>
      <text:p text:style-name="P15">}<text:span text:style-name="T14">;</text:span></text:p>
      <text:p text:style-name="P14">כיתבו בשפה לבחירתכם<text:span text:style-name="T15">, או בפסאודו-קוד, אלגוריתם המקבל כקלט n שחקנים ואת מחיר הדירה הכולל בשקלים, ומוצא השמת-חדרים ללא קנאה עד כדי שקל אחד. <text:s/>אם זה מקל עליכם - אפשר להניח ש n=3. </text:span></text:p>
      <text:p text:style-name="P18">כותרת הפונקציה:</text:p>
      <text:p text:style-name="P15">void <text:span text:style-name="T4">findEnvyFreeAssignment</text:span>(Agent[] agents<text:span text:style-name="T18">, int totalRent</text:span>)</text:p>
      <text:p text:style-name="P13">פלט לדוגמה:</text:p>
      <text:p text:style-name="P16"><text:span text:style-name="T19">A</text:span>gent 0 receives room 2<text:span text:style-name="T20"> for 163 shekels.</text:span></text:p>
      <text:p text:style-name="P16"><text:span text:style-name="T20">A</text:span>gent 1 receives room 1<text:span text:style-name="T20"> for 274 shekels.</text:span></text:p>
      <text:p text:style-name="P16"><text:span text:style-name="T20">A</text:span>gent 2 receives room 0<text:span text:style-name="T20"> for 343 shekels.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27T21:09:30.778676747</dc:date>
    <meta:editing-duration>P11DT3H57M40S</meta:editing-duration>
    <meta:editing-cycles>1352</meta:editing-cycles>
    <meta:document-statistic meta:table-count="0" meta:image-count="0" meta:object-count="0" meta:page-count="2" meta:paragraph-count="27" meta:word-count="305" meta:character-count="1791" meta:non-whitespace-character-count="1488"/>
  </office:meta>
</office:document-meta>
</file>